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What is it – What is it used for?</text:span></text:p>
      <text:p text:style-name="P1"><text:span text:style-name="T2">PHP - language that is mainly used for web development (server side)</text:span></text:p>
      <text:p text:style-name="P1"><text:span text:style-name="T2">Xcode - Coding environment for Mac that is intended for developing iOS and other Mac apps, mac, really big</text:span></text:p>
      <text:p text:style-name="P1"><text:span text:style-name="T2">Swift - Language developed for iOS and other Apple products, Mac</text:span></text:p>
      <text:p text:style-name="P1"><text:span text:style-name="T2">Scratch - visual programming language designed for teaching programming</text:span></text:p>
      <text:p text:style-name="P1"><text:span text:style-name="T2">Beautiful Soup - python package for parsing HTML and XML</text:span></text:p>
      <text:p text:style-name="P1"><text:span text:style-name="T2">Rust - Language developed by mozilla for memory safety</text:span></text:p>
      <text:p text:style-name="P1"><text:span text:style-name="T2">netbeans - software development platform that allows for modular software components</text:span></text:p>
      <text:p text:style-name="P1"><text:span text:style-name="T2">Scrapy - web crawling framework originally designed for web scraping</text:span></text:p>
      <text:p text:style-name="P1"><text:span text:style-name="T2">Codenvy - cloud based development environment</text:span></text:p>
      <text:p text:style-name="P1"><text:span text:style-name="T2">Php Storm - IDE for PHP</text:span></text:p>
      <text:p text:style-name="P1"><text:span text:style-name="T1">What platform (windows, Unix, iOS, web-based) does it run on?</text:span></text:p>
      <text:p text:style-name="P1"><text:span text:style-name="T2">PHP -anything</text:span></text:p>
      <text:p text:style-name="P1"><text:span text:style-name="T2">Xcode - Mac</text:span></text:p>
      <text:p text:style-name="P1"><text:span text:style-name="T2">Swift - Mac</text:span></text:p>
      <text:p text:style-name="P1"><text:span text:style-name="T2">Scratch - any</text:span></text:p>
      <text:p text:style-name="P1"><text:span text:style-name="T2">Beautiful Soup - anything with python</text:span></text:p>
      <text:p text:style-name="P1"><text:span text:style-name="T2">Rust - any</text:span></text:p>
      <text:p text:style-name="P1"><text:span text:style-name="T2">netbeans - any </text:span></text:p>
      <text:p text:style-name="P1"><text:span text:style-name="T2">Scrapy - any</text:span></text:p>
      <text:p text:style-name="P1"><text:span text:style-name="T2">Codenvy - any (cloud based)</text:span></text:p>
      <text:p text:style-name="P1"><text:span text:style-name="T2">Php Storm - any</text:span></text:p>
      <text:p text:style-name="P1"><text:span text:style-name="T1">It is free, open source, or commercial product?</text:span></text:p>
      <text:p text:style-name="P1"><text:span text:style-name="T2">PHP - <text:s/>free</text:span></text:p>
      <text:p text:style-name="P1"><text:span text:style-name="T2">Xcode - free</text:span></text:p>
      <text:p text:style-name="P1"><text:span text:style-name="T2">Swift - development requires membership to actually make products</text:span></text:p>
      <text:p text:style-name="P1"><text:span text:style-name="T2">Scratch - free</text:span></text:p>
      <text:p text:style-name="P1"><text:span text:style-name="T2">Beautiful Soup - free (open source?)</text:span></text:p>
      <text:p text:style-name="P1"><text:span text:style-name="T2">Rust - open source</text:span></text:p>
      <text:p text:style-name="P1"><text:span text:style-name="T2">netbeans - open source</text:span></text:p>
      <text:p text:style-name="P1"><text:span text:style-name="T2">Scrapy - free and open source</text:span></text:p>
      <text:p text:style-name="P1"><text:span text:style-name="T2">Codenvy - open source</text:span></text:p>
      <text:p text:style-name="P1"><text:span text:style-name="T2">Php Storm - free</text:span></text:p>
      <text:p text:style-name="P1"><text:span text:style-name="T1">Anything else interesting about it?</text:span></text:p>
      <text:p text:style-name="P1"><text:span text:style-name="T2">PHP -</text:span></text:p>
      <text:p text:style-name="P1"><text:span text:style-name="T2">Xcode - really big</text:span></text:p>
      <text:p text:style-name="P1"><text:span text:style-name="T2">Swift - </text:span></text:p>
      <text:p text:style-name="P1"><text:span text:style-name="T2">Scratch - </text:span></text:p>
      <text:p text:style-name="P1"><text:span text:style-name="T2">Beautiful Soup - </text:span></text:p>
      <text:p text:style-name="P1"><text:span text:style-name="T2">Rust - </text:span></text:p>
      <text:p text:style-name="P1"><text:span text:style-name="T2">netbeans - </text:span></text:p>
      <text:p text:style-name="P1"><text:span text:style-name="T2">Scrapy -</text:span></text:p>
      <text:p text:style-name="P1"><text:span text:style-name="T2">Codenvy - </text:span></text:p>
      <text:p text:style-name="P1"><text:span text:style-name="T2">Php Storm 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